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7" style:parent-style-name="Paragraphedeliste" style:list-style-name="LFO2" style:family="paragraph"/>
    <style:style style:name="T8" style:parent-style-name="Policepardéfaut" style:family="text">
      <style:text-properties fo:font-size="12pt" style:font-size-asian="12pt" style:font-size-complex="12pt"/>
    </style:style>
    <style:style style:name="P9" style:parent-style-name="Paragraphedeliste" style:list-style-name="LFO2" style:family="paragraph">
      <style:text-properties fo:font-size="12pt" style:font-size-asian="12pt" style:font-size-complex="12pt"/>
    </style:style>
    <style:style style:name="P10" style:parent-style-name="Paragraphedeliste" style:list-style-name="LFO2" style:family="paragraph">
      <style:text-properties fo:font-size="12pt" style:font-size-asian="12pt" style:font-size-complex="12pt"/>
    </style:style>
    <style:style style:name="P11" style:parent-style-name="Paragraphedeliste" style:list-style-name="LFO2" style:family="paragraph">
      <style:text-properties fo:font-size="12pt" style:font-size-asian="12pt" style:font-size-complex="12pt"/>
    </style:style>
    <style:style style:name="P12" style:parent-style-name="Paragraphedeliste" style:list-style-name="LFO2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Résumé du projet</text:p>
      <text:p text:style-name="P2"><text:span text:style-name="T3">Titre : Développeur web et web mobile (CCP Front-end)</text:span></text:p>
      <text:p text:style-name="P4"/>
      <text:p text:style-name="P5">Contexte du projet :</text:p>
      <text:p text:style-name="P6">Pour le cahier des charges :<text:s/></text:p>
      <text:list text:style-name="LFO2" text:continue-numbering="true">
        <text:list-item>
          <text:p text:style-name="P7"><text:span text:style-name="T8">Objectif création d’une application comptable afin que mon employeur puisse gérer les factures et devis des clients ainsi que pour les siennes.</text:span></text:p>
        </text:list-item>
        <text:list-item>
          <text:p text:style-name="P9">Création de maquette de formulaire inscription<text:s/>ainsi qu’une création d’un formulaire de connexion.</text:p>
        </text:list-item>
        <text:list-item>
          <text:p text:style-name="P10">Mise en œuvre du formulaire inscription et connexion<text:s/>en réél</text:p>
        </text:list-item>
        <text:list-item>
          <text:p text:style-name="P11">Petite précision le SIRET est facultatif car des clients particuliers peuvent également s’y inscrire.</text:p>
        </text:list-item>
        <text:list-item>
          <text:p text:style-name="P12">Création des menus un<text:s/>pour l’entreprise et également un<text:s/>autre pour les partenaires et clients professionnels ou<text:s/>particuliers.</text:p>
        </text:list-item>
      </text:list>
      <text:p text:style-name="P13"/>
      <text:p text:style-name="P14">Pour la création des formulaires les langages effectués le HTML, CSS, JavaScript.<text:s/>Pour les Expressions Régulières.</text:p>
      <text:p text:style-name="P15">Pour la création des menus Admin et Clients les Langages sont également HTML, CSS, JavaScript.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évin Lefebvre</meta:initial-creator>
    <dc:creator>27010-34-02</dc:creator>
    <meta:creation-date>2022-09-08T05:49:00Z</meta:creation-date>
    <dc:date>2022-09-19T08:26:00Z</dc:date>
    <meta:template xlink:href="Normal" xlink:type="simple"/>
    <meta:editing-cycles>19</meta:editing-cycles>
    <meta:editing-duration>PT9120S</meta:editing-duration>
    <meta:document-statistic meta:page-count="1" meta:paragraph-count="1" meta:word-count="133" meta:character-count="866" meta:row-count="6" meta:non-whitespace-character-count="734"/>
  </office:meta>
</office:document-meta>
</file>